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424in" style:rel-column-width="1214*"/>
    </style:style>
    <style:style style:name="Table1.B" style:family="table-column">
      <style:table-column-properties style:column-width="3.8688in" style:rel-column-width="5575*"/>
    </style:style>
    <style:style style:name="Table1.C" style:family="table-column">
      <style:table-column-properties style:column-width="2.2139in" style:rel-column-width="319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officeooo:rsid="001d9010" officeooo:paragraph-rsid="001d9010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paragraph-rsid="001d9010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d9010" officeooo:paragraph-rsid="001d901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d9010" officeooo:paragraph-rsid="001d901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d9010" officeooo:paragraph-rsid="001d9010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fo:font-weight="normal" officeooo:paragraph-rsid="001d9010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d9010" officeooo:paragraph-rsid="001d9010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1d9010" officeooo:paragraph-rsid="001d9010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weight="bold" officeooo:rsid="001d901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9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втономная некоммерческая организация</text:p>
      <text:p text:style-name="P1">«ОБРАЗОВАНИЕ ДЛЯ ВСЕХ»</text:p>
      <text:p text:style-name="P1"/>
      <text:p text:style-name="P1"/>
      <text:p text:style-name="P1"/>
      <text:p text:style-name="P1"/>
      <text:p text:style-name="P1"/>
      <text:p text:style-name="P2"><text:span text:style-name="T1">СВИДЕТЕЛЬСТВО </text:span><text:span text:style-name="T2">№</text:span> <text:span text:style-name="T3">_________</text:span></text:p>
      <text:p text:style-name="P2"/>
      <text:p text:style-name="P2"/>
      <text:p text:style-name="P1">Настоящее свидетельство выдано ________________________</text:p>
      <text:p text:style-name="P1"><text:s text:c="83"/>_________________</text:p>
      <text:p text:style-name="P1"><text:s text:c="83"/>_________________</text:p>
      <text:p text:style-name="P3">в том, что он(а) в период с ______________ по _________________</text:p>
      <text:p text:style-name="P3">прошел обучение по программе <text:span text:style-name="T2">«Компьютерные науки»</text:span></text:p>
      <text:p text:style-name="P4"/>
      <text:p text:style-name="P4"/>
      <text:p text:style-name="P5">За время обучения ________________ обнаружил следующие знания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№</text:p>
          </table:table-cell>
          <table:table-cell table:style-name="Table1.A1" office:value-type="string">
            <text:p text:style-name="P7">Дисциплина</text:p>
          </table:table-cell>
          <table:table-cell table:style-name="Table1.C1" office:value-type="string">
            <text:p text:style-name="P7">Оценка</text:p>
          </table:table-cell>
        </table:table-row>
        <table:table-row>
          <table:table-cell table:style-name="Table1.A2" office:value-type="string">
            <text:p text:style-name="P8">1.</text:p>
          </table:table-cell>
          <table:table-cell table:style-name="Table1.A2" office:value-type="string">
            <text:p text:style-name="P8">Информационные технологии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2.</text:p>
          </table:table-cell>
          <table:table-cell table:style-name="Table1.A2" office:value-type="string">
            <text:p text:style-name="P8">Состав и устройство компьютера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3.</text:p>
          </table:table-cell>
          <table:table-cell table:style-name="Table1.A2" office:value-type="string">
            <text:p text:style-name="P8">Программирование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4.</text:p>
          </table:table-cell>
          <table:table-cell table:style-name="Table1.A2" office:value-type="string">
            <text:p text:style-name="P8">Компьютерные сети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5.</text:p>
          </table:table-cell>
          <table:table-cell table:style-name="Table1.A2" office:value-type="string">
            <text:p text:style-name="P8">Компьютерная графика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6.</text:p>
          </table:table-cell>
          <table:table-cell table:style-name="Table1.A2" office:value-type="string">
            <text:p text:style-name="P8">Сайтостроение</text:p>
          </table:table-cell>
          <table:table-cell table:style-name="Table1.C2" office:value-type="string">
            <text:p text:style-name="P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8:44:51.823987545</meta:creation-date>
    <dc:date>2025-12-04T18:53:57.736750229</dc:date>
    <meta:editing-duration>PT9M6S</meta:editing-duration>
    <meta:editing-cycles>1</meta:editing-cycles>
    <meta:document-statistic meta:table-count="1" meta:image-count="0" meta:object-count="0" meta:page-count="1" meta:paragraph-count="24" meta:word-count="59" meta:character-count="663" meta:non-whitespace-character-count="462"/>
    <meta:generator>LibreOffice/25.8.3.2$Linux_X86_64 LibreOffice_project/580$Build-2</meta:generator>
  </office:meta>
</office:document-meta>
</file>